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8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. M. Solla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2 December 1861</text:p>
      <text:p text:style-name="P2">Month<text:tab/><text:tab/><text:tab/><text:tab/><text:tab/><text:tab/>December</text:p>
      <text:p text:style-name="P2">Year<text:tab/><text:tab/><text:tab/><text:tab/><text:tab/><text:tab/>186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, along with a typewritten transcription,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M M. Sollas Esqr/</text:p>
      <text:p text:style-name="P4">Phila 12 Dec 1861/</text:p>
      <text:p text:style-name="P2"><text:tab/>Dear Sir/</text:p>
      <text:p text:style-name="P2"><text:tab/><text:tab/>I deem it an honor to have been called/ upon to solve a question which has already been/ propounded to Jewish Ministers of distinction, but reasons/ that I need not explain prompt me to offer my opinion/ privately instead of giving it publicity./</text:p>
      <text:p text:style-name="P2">I have carefully read your communication to Dr Raphall,/ wherein the merits of the case in which you are interested/ are fully discussed, and I do not hesitate to say that/ the conduct of the wardens of your congregation is alike/ unwarrantable and blamable. <text:s/>According to the laws/ by which Israelites are graded, a child of a Hebrew woman,/ though born of a Gentile, is considered as one of our people/ in every respect, with the sole exception that a female/ of such an extraction, is not allowed to marry a priest/ (Cohen)/</text:p>
      <text:p text:style-name="P2"/>
      <text:p text:style-name="P2">[Page 2]</text:p>
      <text:p text:style-name="P2">so it is explicitly laid down in the [?] N[?] vol/ Eben A[?] sect 4 par 5 &amp; 15 on the authority of the/ Talmud treatise Yebamot p 45 p 2./</text:p>
      <text:p text:style-name="P2">Mr Bessun is not therefore to be regarded as a proselyte/ but as a native Jew, whom, certain circumstances which/ he could not control, prevented his entering the covenant/ of Abraham at its due time, but who with commendable/ zeal submitted himself to the performance of that observance/ in <text:soft-page-break/>later years. <text:s/>He is consequently entitled to all privileges/ connected with synagogual worship, and whosoever denies/ the same to him, is greatly to be reprehended./</text:p>
      <text:p text:style-name="P2">The Revd Max Wolf acted on the premises as it behooves/ every pious man; and far from deserving censure,/ he must claim our thanks for having spiritually/ benefitted[sic] [crossed-out: his] a fellow believer. <text:s/>Besides, it happens/ that I am personally acquainted with that Gentle-/man, so that I may freely state that he is too/</text:p>
      <text:p text:style-name="P2"/>
      <text:p text:style-name="P2">[Page 3]</text:p>
      <text:p text:style-name="P2">much of a scholar to misunderstand the law, and too/ honest to act in contraviction[sic] thereof./</text:p>
      <text:p text:style-name="P2">I trust that the pending question will be settled ami-/-cably, and I can assure you, dear sir, that to learn/ that the congregation have retracted, and Mr/ Bessun is permitted to worship the God of Israel in their midst,/ will much gratify/</text:p>
      <text:p text:style-name="P2"><text:tab/><text:tab/><text:tab/><text:tab/><text:tab/>yours respectfully/</text:p>
      <text:p text:style-name="P2"><text:tab/><text:tab/><text:tab/><text:tab/><text:tab/>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2:15:06</meta:creation-date>
    <dc:date>2012-02-07T13:11:07.35</dc:date>
    <dc:language>en-US</dc:language>
    <meta:editing-cycles>4</meta:editing-cycles>
    <meta:editing-duration>PT00H16M35S</meta:editing-duration>
    <dc:creator>Penn Libraries</dc:creator>
    <meta:document-statistic meta:table-count="0" meta:image-count="0" meta:object-count="0" meta:page-count="3" meta:paragraph-count="75" meta:word-count="554" meta:character-count="3501"/>
    <meta:user-defined meta:name="Info 1"/>
    <meta:user-defined meta:name="Info 2"/>
    <meta:user-defined meta:name="Info 3"/>
    <meta:user-defined meta:name="Info 4"/>
  </office:meta>
</office:document-meta>
</file>